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is Serpas </text:p>
      <text:p text:style-name="P1">Vantage User Interface </text:p>
      <text:p text:style-name="P1">Documentation</text:p>
      <text:p text:style-name="P1"/>
      <text:p text:style-name="P1"/>
      <text:p text:style-name="P1">The Vantage UI interface was assigned as a Series of Images. </text:p>
      <text:p text:style-name="P1"/>
      <text:p text:style-name="P1">The first Step: To create a semi-functional U.I.,</text:p>
      <text:p text:style-name="P1">Was to figure out the Colors used on the Webpage. After determining the Decimals Values using a simple paint tool, I converted the decimal color values into their correspondent Hex value and began to 'block' off the webpage.</text:p>
      <text:p text:style-name="P1"/>
      <text:p text:style-name="P1">The second Step: Was to determine the Nested Div Layouts and Technology to be used.</text:p>
      <text:p text:style-name="P1">In order to create this page is used basic HTML, CSS, jQuery, and Boostrap</text:p>
      <text:p text:style-name="P1">The Vantage UI is a series of nested Divs built on top of the grid layout system provided by Boostrap. The interactivity, such as hiding and hovering, was created with jQuery.</text:p>
      <text:p text:style-name="P1"/>
      <text:p text:style-name="P1">The Actual Page layout is as follows:</text:p>
      <text:p text:style-name="P1">An outer Layer incorporates the Boostrap container class in order to provide a stable base upon which to stack and nest the inner div which will display actual content.</text:p>
      <text:p text:style-name="P1">The Divs inside the Container (outer layer) are:</text:p>
      <text:p text:style-name="P1">The Ticket Layer and the Content Layer. These two later share the same depth and are separated using simple css margins and padding. </text:p>
      <text:p text:style-name="P1"/>
      <text:p text:style-name="P1">The Ticket layer contains the call back function </text:p>
      <text:p text:style-name="P1">“notifyTicketClick(this)” </text:p>
      <text:p text:style-name="P1">In order to mimic the effect of a button. The function calls a simple jQuery script to affect the components classes. The classes then in turn contain specific colors to represent the different states of being clicked. i.e. click, unclicked.</text:p>
      <text:p text:style-name="P1">The Icons used for adding a new ticket, or closing a ticket, are provided with</text:p>
      <text:p text:style-name="P1">Font Awesome. </text:p>
      <text:p text:style-name="P1"/>
      <text:p text:style-name="P1"/>
      <text:p text:style-name="P1">The next layer, the “content layer” contains within it two structure div's called the innerTabField, which has the Message, Contact, and FAQ tabs</text:p>
      <text:p text:style-name="P1">And also the: Inner Content Layer</text:p>
      <text:p text:style-name="P1"/>
      <text:p text:style-name="P1">The Inner Content Layer, has two main Columns for the Inner Content.</text:p>
      <text:p text:style-name="P1">The Right Side Column contains the Edit, Change Status, Merge, and Add to Faq 'button's along with their icons. Also in the right Column is the Follow up, Add Tags, and Login Issues.</text:p>
      <text:p text:style-name="P1"/>
      <text:p text:style-name="P1"><text:soft-page-break/>The Left Side Column is used to house the 3 displays related to the tabs, Message, Contact, FAQ.</text:p>
      <text:p text:style-name="P1">These tabs show/hide the relevant displays using the callback function “notifyTabClick”</text:p>
      <text:p text:style-name="P1">This function then reset all tabs to take upon the grey unclicked appearance before selecting the clicked tab as the Highlighted (selected) one and then shows its relevant Display. </text:p>
      <text:p text:style-name="P1">The actual tab clicked is provided to the jQuery function as an object called “This”</text:p>
      <text:p text:style-name="P1"/>
      <text:p text:style-name="P1"/>
      <text:p text:style-name="P1">Throughout the webpage, I used a mixture of a rows and columns to create a structured design that made it relatively straight forward to create the array of lists that made up much of the Vantage UI. </text:p>
      <text:p text:style-name="P1"/>
      <text:p text:style-name="P1">The buttons that act like buttons but, that aren't actually buttons are created using jQuery functions combined with CSS classes to represent states. </text:p>
      <text:p text:style-name="P1"/>
      <text:p text:style-name="P1">The Vantage User Interface was designed from the ground up as mobile first using Bootstrap's grid system. And though the Interface is interactive, as per requirements,</text:p>
      <text:p text:style-name="P1"/>
      <text:p text:style-name="P1">It is not100% complete because adding new tickets and editing comments hasn't yet been implemented. I have, however, included call back functions to these buttons and their related fields so that the next step of this implementation would be to edit the existing HTML elements or add new ones to the Document Object Model using jQuery.</text:p>
      <text:p text:style-name="P1"/>
      <text:p text:style-name="P1">I wrote this breakdown of the Vantage UI in order to provide some glimpse into the steps I took to achieve these results. Please note that I have submitted a single page with both the CSS, and Javascript embedded in the HTML header to simplify the deliverable.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2T10:26:36.76</meta:creation-date>
    <dc:date>2020-02-12T11:26:38.80</dc:date>
    <meta:editing-duration>PT59M44S</meta:editing-duration>
    <meta:editing-cycles>46</meta:editing-cycles>
    <meta:generator>OpenOffice/4.1.3$Win32 OpenOffice.org_project/413m1$Build-9783</meta:generator>
    <meta:document-statistic meta:table-count="0" meta:image-count="0" meta:object-count="0" meta:page-count="2" meta:paragraph-count="31" meta:word-count="593" meta:character-count="3497"/>
  </office:meta>
</office:document-meta>
</file>